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82f5" officeooo:paragraph-rsid="000682f5"/>
    </style:style>
    <style:style style:name="P2" style:family="paragraph" style:parent-style-name="Standard">
      <style:paragraph-properties fo:text-align="center" style:justify-single-word="false"/>
      <style:text-properties officeooo:rsid="000682f5" officeooo:paragraph-rsid="000682f5"/>
    </style:style>
    <style:style style:name="T1" style:family="text">
      <style:text-properties officeooo:rsid="0006d1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eting</text:p>
      <text:p text:style-name="P2"/>
      <text:p text:style-name="P2">by Kyle Eggleston</text:p>
      <text:p text:style-name="P1"/>
      <text:p text:style-name="P1">They were walking in the park. Not together of course, that would be weird. They had never met. They were strangers. Strangers who were destined to meet. Joe didn't think destiny had a part of it. <text:span text:style-name="T1">Sam</text:span> would disagree at first, but eventually agree with her mate.</text:p>
      <text:p text:style-name="P1"/>
      <text:p text:style-name="P1">The couple were like peas in a pod. They were inseparable.</text:p>
      <text:p text:style-name="P1"/>
      <text:p text:style-name="P1">Each side of the relationship had secrets. Secrets they didn't want the other to know about. It's how they lived. It's just how things were.</text:p>
      <text:p text:style-name="P1"/>
      <text:p text:style-name="P1">Joe and Sam began a life together. They were determined to make it work no matter w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22:14:54.979000000</meta:creation-date>
    <dc:date>2014-04-18T12:29:30.133000000</dc:date>
    <meta:editing-duration>P0D</meta:editing-duration>
    <meta:editing-cycles>2</meta:editing-cycles>
    <meta:generator>LibreOffice/4.1.5.3$Windows_x86 LibreOffice_project/1c1366bba2ba2b554cd2ca4d87c06da81c05d24</meta:generator>
    <meta:document-statistic meta:table-count="0" meta:image-count="0" meta:object-count="0" meta:page-count="1" meta:paragraph-count="6" meta:word-count="104" meta:character-count="570" meta:non-whitespace-character-count="472"/>
  </office:meta>
</office:document-meta>
</file>